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style>
    <style:style style:name="P7"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ODO">
      <style:paragraph-properties fo:background-color="transparent">
        <style:background-image/>
      </style:paragraph-properties>
    </style:style>
    <style:style style:name="P9"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10" style:family="paragraph" style:parent-style-name="TODO">
      <style:paragraph-properties fo:background-color="transparent">
        <style:background-image/>
      </style:paragraph-properties>
      <style:text-properties fo:background-color="transparent"/>
    </style:style>
    <style:style style:name="P11" style:family="paragraph" style:parent-style-name="Text_20_body">
      <style:paragraph-properties fo:background-color="#ffff00">
        <style:background-image/>
      </style:paragraph-properties>
    </style:style>
    <style:style style:name="P12" style:family="paragraph" style:parent-style-name="TODO">
      <style:text-properties fo:font-style="normal" style:font-style-asian="normal" style:font-style-complex="normal"/>
    </style:style>
    <style:style style:name="P13"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4"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5" style:family="paragraph" style:parent-style-name="Text_20_body" style:list-style-name="List_20_1"/>
    <style:style style:name="P16" style:family="paragraph" style:parent-style-name="Text_20_body" style:list-style-name="List_20_1">
      <style:text-properties fo:font-style="normal" style:font-style-asian="normal" style:font-style-complex="normal"/>
    </style:style>
    <style:style style:name="P17" style:family="paragraph" style:parent-style-name="Text_20_body" style:list-style-name="List_20_1">
      <style:text-properties style:font-name="Palatino" fo:font-size="10pt" fo:font-style="normal" style:font-style-asian="normal" style:font-style-complex="normal"/>
    </style:style>
    <style:style style:name="P18"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DejaVu Sans" style:font-name-asian="DejaVu Sans" style:font-name-complex="DejaVu Sans"/>
    </style:style>
    <style:style style:name="T5" style:family="text">
      <style:text-properties style:font-name="DejaVu Sans" fo:font-style="italic" style:font-name-asian="DejaVu Sans" style:font-style-asian="italic" style:font-name-complex="DejaVu Sans" style:font-style-complex="italic"/>
    </style:style>
    <style:style style:name="T6" style:family="text">
      <style:text-properties style:font-name="DejaVu Sans" fo:font-style="normal" style:font-name-asian="DejaVu Sans" style:font-style-asian="normal" style:font-name-complex="DejaVu Sans" style:font-style-complex="normal"/>
    </style:style>
    <style:style style:name="T7" style:family="text">
      <style:text-properties style:text-underline-style="none"/>
    </style:style>
    <style:style style:name="T8" style:family="text">
      <style:text-properties fo:background-color="#ffff00"/>
    </style:style>
    <style:style style:name="T9" style:family="text">
      <style:text-properties style:font-name="Times"/>
    </style:style>
    <style:style style:name="T10" style:family="text">
      <style:text-properties style:font-name="Times" fo:font-style="normal" style:font-style-asian="normal" style:font-style-complex="normal"/>
    </style:style>
    <style:style style:name="T11" style:family="text">
      <style:text-properties style:font-name-asian="TimesNewRomanPSMT" style:font-name-complex="TimesNewRomanPSMT"/>
    </style:style>
    <style:style style:name="T12" style:family="text">
      <style:text-properties fo:background-color="transparent"/>
    </style:style>
    <style:style style:name="T13" style:family="text">
      <style:text-properties fo:font-weight="normal" style:font-weight-asian="normal" style:font-weight-complex="normal"/>
    </style:style>
    <style:style style:name="T14" style:family="text">
      <style:text-properties style:font-name="Cochin1" fo:font-style="normal" style:font-name-asian="DejaVu Sans" style:font-style-asian="normal" style:font-name-complex="DejaVu Sans" style:font-style-complex="normal"/>
    </style:style>
    <style:style style:name="T15" style:family="text">
      <style:text-properties style:font-name="Palatino" fo:font-size="10pt" fo:font-style="normal" style:font-style-asian="normal" style:font-style-complex="normal"/>
    </style:style>
    <style:style style:name="T16" style:family="text">
      <style:text-properties style:font-name="Palatino" fo:font-size="10pt" fo:font-style="normal" fo:font-weight="normal" style:font-style-asian="normal" style:font-weight-asian="normal" style:font-style-complex="normal" style:font-weight-complex="normal"/>
    </style:style>
    <style:style style:name="T17" style:family="text"/>
    <style:style style:name="T1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p text:style-name="P2">Furthermore, those bearing an apparent Essence signature befitting a Creature of Darkness are treated as such, for the purposes of Charms and other effects. <text:s/>They may take extra damage from Holy effect, for example, and cannot themselves use Holy Charms, though they may learn them.</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text:soft-page-break/>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19" text:outline-level="3">1<text:span text:style-name="T3">st</text:span> Division – Anchor</text:h>
        <text:p text:style-name="P6">Erisians of this Division are, like the Solars, full of belief in their own power and righteousness. <text:s/>This is perhaps more because they ignore others, rather than because they set themselves above <text:s/>everyone else, but they fit the role well. <text:s/>Exalted of this <text:span text:style-name="T12">Division count as priests.</text:span></text:p>
        <text:p text:style-name="Text_20_body"><text:span text:style-name="Inline_20_Heading">Symbol:</text:span> “<text:span text:style-name="T4">●</text:span>”, “<text:span text:style-name="T5">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538378742" text:style-name="List_20_1">
          <text:list-item>
            <text:p text:style-name="P16">Cause her caste mark to glow brightly for a scene (as if the character had spend 4-7 motes of Peripheral Essence). <text:s/>The character may cause any Solar caste mark to appear.</text:p>
          </text:list-item>
          <text:list-item>
            <text:p text:style-name="P16">Cause her anima to glow brightly enough to read by for a scene (as if the character had spent 8-10 motes of Peripheral Essence).</text:p>
          </text:list-item>
          <text:list-item>
            <text:p text:style-name="P16">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7">“The Nagas of the South-East Mountain Tribes say that the sun shines by day because, being a woman, it is afraid to venture out by night.”</text:span></text:p>
        <text:h text:style-name="P19"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5">ⵀ</text:span><text:span text:style-name="T1">”, “</text:span><text:span text:style-name="T6">☯</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803552545" text:continue-numbering="true" text:style-name="List_20_1">
          <text:list-item>
            <text:p text:style-name="P16">Cause her caste mark and tattoos to glow brightly for a scene (as if the character has spent four to seven motes of Peripheral Essence). <text:s/>The character may cause any Lunar caste mark to appear.</text:p>
          </text:list-item>
          <text:list-item>
            <text:p text:style-name="P16">Cause her anima to glow brightly enough to read by for a scene (as if the character has spent eight to 10 motes of Peripheral Essence).</text:p>
          </text:list-item>
          <text:list-item>
            <text:p text:style-name="P16">Cause her Tell to become unmistakable and impossible to miss for a Tell.</text:p>
          </text:list-item>
          <text:list-item>
            <text:p text:style-name="P16">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8">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19"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9">Ỏ</text:span>”, “<text:span text:style-name="T9">Φ</text:span>”, “<text:span text:style-name="T5">ⵕ</text:span>”, “<text:span text:style-name="T5">ⵚ</text:span>”, “<text:span text:style-name="T5">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18">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832623989" text:continue-numbering="true" text:style-name="List_20_1">
          <text:list-item>
            <text:p text:style-name="P16">For Air, leaping distance is multiplied by the his Essence.</text:p>
          </text:list-item>
          <text:list-item>
            <text:p text:style-name="P16">For Earth, his Essence is added to rolls to resist grappling or knockback.</text:p>
          </text:list-item>
          <text:list-item>
            <text:p text:style-name="P16">For Fire, he can ignite flammable materials with a touch.</text:p>
          </text:list-item>
          <text:list-item>
            <text:p text:style-name="P16">For Water, he can breathe water as easily as air, and will not drown.</text:p>
          </text:list-item>
          <text:list-item>
            <text:p text:style-name="P16">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 Offendi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1">i.e.</text:span><text:span text:style-name="T2">,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1"><text:span text:style-name="T19">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1"><text:span text:style-name="T18"/></text:p><text:p text:style-name="P21"><text:span text:style-name="T18">[[[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t may raise their suspicions.</text:p>
        <text:p text:style-name="Text_20_body"><office:annotation><dc:creator>Hugh Greene</dc:creator><dc:date>2010-09-05T15:31:30</dc:date><text:p text:style-name="P21"><text:span text:style-name="T18">John reckons the rules already allow any Exalt to join a SB. <text:s/>I’m not sure from the text and it’s not in the Errata, so I’ve left this in.</text:span></text:p></office:annotation>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19"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4">✩</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603090359" text:continue-numbering="true" text:style-name="List_20_1">
          <text:list-item>
            <text:p text:style-name="P16">Make her caste mark obvious for one minute, as if the character had spent 8-10 motes of Peripheral Essence. <text:s/>The cast mark shines with the symbol and color of any Maiden the character chooses.</text:p>
          </text:list-item>
          <text:list-item>
            <text:p text:style-name="P16">Know the exact time and date by sensing the position of celestial bodies – or other significant bodies, meaning this ability works in alternate realities such as Malfeas or (insofar as time has meaning there) the Wyld.</text:p>
          </text:list-item>
          <text:list-item>
            <text:p text:style-name="P15"><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7">“Study Demonology with an enemy this Sun-day”</text:span></text:p>
        <text:h text:style-name="P19"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1">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5">⬠</text:span>”, Pentagon</text:p>
        <text:p text:style-name="Text_20_body"><text:span text:style-name="Inline_20_Heading">Element:</text:span> Prickle</text:p>
        <text:p text:style-name="Text_20_body"><text:span text:style-name="Inline_20_Heading"><text:span text:style-name="T12">Magical Material:</text:span></text:span><text:span text:style-name="T12"> Any of orichalcum, moonsilver, jade, starmetal, soulsteel, and possibly others such as gossamer, at storyteller discretion. <text:s/></text:span></text:p>
        <text:p text:style-name="Text_20_body"><text:span text:style-name="Inline_20_Heading">Affinity:</text:span> Alchemical</text:p>
        <text:p text:style-name="P8"><text:span text:style-name="Inline_20_Heading"><text:span text:style-name="T12">Anima effects:</text:span></text:span><text:span text:style-name="T12"> </text:span></text:p>
        <text:p text:style-name="P9">Common Alchemical anima effects, at a cost of 1 mote each:</text:p>
        <text:list xml:id="list712000961" text:continue-numbering="true" text:style-name="List_20_1">
          <text:list-item>
            <text:p text:style-name="P18">Cause her anima banner to flare up to any desired level of display for the rest of the scene.</text:p>
          </text:list-item>
        </text:list>
        <text:p text:style-name="P9">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7">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9">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9">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3"> </text:span></text:span>Integrity, Resistance, Craft, Lore, Bureaucracy</text:p>
        <text:p text:style-name="Text_20_body"><text:span text:style-name="Inline_20_Heading">Other rules:</text:span><text:span text:style-name="Inline_20_Heading"><text:span text:style-name="T13">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20"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19" text:outline-level="3">Division by Zero</text:h>
        <text:p text:style-name="P3">“Don’t let them immanentize the eschaton!”</text:p>
        <text:p text:style-name="Text_20_body">The members of this alternate thread are drawn from all the other Divisions, if they choose to devote themselves to opposing the Neverborn, the Abyssals, and all their mundane and magical allies.</text:p>
        <text:p text:style-name="Text_20_body"><text:span text:style-name="Inline_20_Heading">Symbol:</text:span> <text:span text:style-name="T1">“</text:span><text:span text:style-name="T10">Ø</text:span><text:span text:style-name="T2">”, “</text:span><text:span text:style-name="T5">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723442953" text:continue-numbering="true" text:style-name="List_20_1">
          <text:list-item>
            <text:p text:style-name="P16">Cause their anima to flare to any level of display up to the 8–10 mote level. This display lasts for a scene or until reflexively dismissed, after which the character’s anima dims to its actual level. <text:s/>The character may cause any Abyssal caste mark to appear.</text:p>
          </text:list-item>
          <text:list-item>
            <text:p text:style-name="P16">Attune her Essence to the emanations of the Underworld for a scene, extending this sixth sense to a radius of (Essence x 100) yards.</text:p>
          </text:list-item>
        </text:list>
        <text:p text:style-name="P10">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office:annotation><dc:creator>Hugh Greene</dc:creator><dc:date>2010-09-05T15:43:41</dc:date><text:p text:style-name="P21"><text:span text:style-name="T18">John reckoned this was too powerful. <text:s/>It used to allow the character to switch the opposed target for free, once per action, so I’ve made switching target cost 5 motes, at both levels. <text:s/>Still not sure if this is too strong.</text:span></text:p></office:annotation>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12">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19"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5">∆</text:span><text:span text:style-name="T14">”, “</text:span><text:span text:style-name="T5">☖</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902957914" text:continue-numbering="true" text:style-name="List_20_1">
          <text:list-item>
            <text:p text:style-name="P15">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5">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19"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Probably need to say what sort of existence these Graces have. <text:s/>Maybe also, that they are still perceived as such by raksha, even when they are latent.]</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19" text:outline-level="3">The Sub-Division</text:h>
        <text:p text:style-name="Text_20_body">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5">Anima effects:</text:span></text:span><text:span text:style-name="Inline_20_Heading"><text:span text:style-name="T16"> Common Infernal anima effects, costing one mote each:</text:span></text:span></text:p>
        <text:list xml:id="list441878337" text:continue-numbering="true" text:style-name="List_20_1">
          <text:list-item>
            <text:p text:style-name="P17">Cause his caste mark to glow brightly for a scene (as if the character has spent 4-7 motes of Peripheral Essence). <text:s/>The character may cause any Infernal caste mark to appear.</text:p>
          </text:list-item>
          <text:list-item>
            <text:p text:style-name="P17">Cause his caste mark to clearly illuminate everything within a 10 yard radius for a scene (as if the character has spent 4-7 motes of Peripheral Essence).</text:p>
          </text:list-item>
          <text:list-item>
            <text:p text:style-name="P17">Sense the nearest entry point into the Yozi realm or the nearest pathway that leads to the desert of Cecelyne.</text:p>
          </text:list-item>
        </text:list>
        <text:p text:style-name="P14">By committing 5 motes,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text:s/>The character may restore the original oath at any time, by releasing her commitment of motes.</text:p>
        <text:p text:style-name="P14">By spending 10 motes, a follower of The True Religion can choose to whether or not to be affected as a Creature of Darkness for one scene, regardless of their current anima. <text:s/>It may be done reflexively whenever a relevant effect, such as a Charm with the Holy keyword, would apply to the character. <text:s/>This effect costs 5 motes once her anima banner reaches the 11-15 mote level and 2 motes at the 16+ level.</text:p>
        <text:p text:style-name="P14">TODO: Need some way to fake the connection back to Malfea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20"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office:annotation><dc:creator>Hugh Greene</dc:creator><dc:date>2010-09-05T16:55:54</dc:date><text:p text:style-name="P21"><text:span text:style-name="T18">This originally said that Divisional Abilities changed, and xp costs from then on, which John reckoned was too easy to exploit. <text:s/>I kinda felt the same when I wrote it, so I changed it. <text:s/>To compensate and keep flexibility, I’ve changed character generation to let Discordians pick 4 from their 5 Divisional Abilities, and 4 other Favored.</text:span></text:p></office:annotation>This does not change the favored Abilities for the character.</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act against her primary Virtue, or <office:annotation><dc:creator>Hugh Greene</dc:creator><dc:date>2010-09-05T16:54:48</dc:date><text:p text:style-name="P21"><text:span text:style-name="T18">John came to the same conclusion I did: that gaining Hodge just for applying UMI was unreasonable. <text:s/>I’ve now made it happen only if a target successfully resists.</text:span></text:p></office:annotation>when she applies unnatural mental influence to a target and that target successfully resists, she gains a point of Hodge – overriding the will of the individual, their inherent chaos, is just wrong, y’see. <text:s/>When she spends Willpower to act against her Divisional Virtue, or to resist unnatural mental influence, sh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1"><text:span text:style-name="T18">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text:span text:style-name="T8">Since the Exaltation of these Blessed Madmen stems from a source outside Fate, and a capricious one at that, they are shrouded in a manner similar to the Chosen of the Five Maidens</text:span>.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difficu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11"><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oft-page-break/><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3">•</text:p>
            </table:table-cell>
            <table:table-cell table:style-name="Table2.A1" office:value-type="string">
              <text:p text:style-name="Table_20_Contents">Provides a single follower.</text:p>
            </table:table-cell>
          </table:table-row>
          <table:table-row>
            <table:table-cell table:style-name="Table2.A2" office:value-type="string">
              <text:p text:style-name="P13">••</text:p>
            </table:table-cell>
            <table:table-cell table:style-name="Table2.A2" office:value-type="string">
              <text:p text:style-name="Table_20_Contents">Provides up to 5 followers.</text:p>
            </table:table-cell>
          </table:table-row>
          <table:table-row>
            <table:table-cell table:style-name="Table2.A1" office:value-type="string">
              <text:p text:style-name="P13">•••</text:p>
            </table:table-cell>
            <table:table-cell table:style-name="Table2.A1" office:value-type="string">
              <text:p text:style-name="Table_20_Contents">Provides 20 followers.</text:p>
            </table:table-cell>
          </table:table-row>
          <table:table-row>
            <table:table-cell table:style-name="Table2.A2" office:value-type="string">
              <text:p text:style-name="P13">••••</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3">•••••</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text:soft-page-break/>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 <text:s/>For each previous Discordian Exaltation accessed in this way, the character gains one extra Intimacy related to some memory, chosen by the Storyteller. <text:s/>These do not count towards the default limit of (Compassion) Intimacies at character generation, though they do count towards the total limit of (Willpower + Compassion).<office:annotation><dc:creator>Hugh Greene</dc:creator><dc:date>2010-09-05T17:05:44</dc:date><text:p text:style-name="P21"><text:span text:style-name="T18">There was previously a paragraph here about choosing to pass on memories and Intimacies to future holders of Exaltations, but John found it contradictory and I wasn’t that keen on it. <text:s/>Instead, taking an Echo of a Discordian gains you an extra starting Intimacy.</text:span></text:p></office:annotation> </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text:soft-page-break/>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3">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11-14T18:49:45</dc:date>
    <meta:editing-duration>PT34H58M57S</meta:editing-duration>
    <meta:editing-cycles>42</meta:editing-cycles>
    <meta:generator>OpenOffice.org/3.2$Unix OpenOffice.org_project/320m12$Build-9483</meta:generator>
    <dc:creator>Hugh Greene</dc:creator>
    <meta:document-statistic meta:table-count="1" meta:image-count="1" meta:object-count="0" meta:page-count="17" meta:paragraph-count="262" meta:word-count="8114" meta:character-count="49473"/>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